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f8f8f2" loext:opacity="100%" fo:background-color="#282a36"/>
    </style:style>
    <style:style style:name="P2" style:family="paragraph" style:parent-style-name="Standard">
      <style:text-properties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fo:background-color="#ffffff"/>
    </style:style>
    <style:style style:name="P5" style:family="paragraph" style:parent-style-name="Standard">
      <style:paragraph-properties style:line-height-at-least="0.503cm"/>
      <style:text-properties fo:color="#000000" loext:opacity="100%" fo:font-weight="bold" fo:background-color="#ffffff" style:font-weight-asian="bold" style:font-weight-complex="bold"/>
    </style:style>
    <style:style style:name="T1" style:family="text">
      <style:text-properties style:font-name="Consolas" fo:font-size="10.5pt" fo:font-weight="normal"/>
    </style:style>
    <style:style style:name="T2" style:family="text">
      <style:text-properties style:font-name="Consolas" fo:font-size="10.5pt" fo:font-weight="bold"/>
    </style:style>
    <style:style style:name="T3" style:family="text">
      <style:text-properties style:font-name="Consolas" fo:font-size="10.5pt" fo:font-weight="bold" style:font-weight-asian="bold" style:font-weight-complex="bold"/>
    </style:style>
    <style:style style:name="T4" style:family="text">
      <style:text-properties style:font-name="Consolas" fo:font-size="10.5pt" fo:font-style="italic" fo:font-weight="normal"/>
    </style:style>
    <style:style style:name="T5" style:family="text">
      <style:text-properties fo:color="#6272a4" loext:opacity="100%" style:font-name="Consolas" fo:font-size="10.5pt" fo:font-weight="normal"/>
    </style:style>
    <style:style style:name="T6" style:family="text">
      <style:text-properties fo:color="#6272a4" loext:opacity="100%" style:font-name="Consolas" fo:font-size="10.5pt" fo:font-weight="normal" fo:background-color="#ffffff" loext:char-shading-value="0"/>
    </style:style>
    <style:style style:name="T7" style:family="text">
      <style:text-properties fo:color="#6272a4" loext:opacity="100%" style:font-name="Consolas" fo:font-size="10.5pt" fo:font-weight="normal" fo:background-color="#ffffff" loext:char-shading-value="0"/>
    </style:style>
    <style:style style:name="T8" style:family="text">
      <style:text-properties fo:color="#6272a4" loext:opacity="100%" style:font-name="Consolas" fo:font-size="10.5pt" fo:font-weight="normal" fo:background-color="#ffffff" loext:char-shading-value="0" style:font-weight-asian="normal" style:font-weight-complex="normal"/>
    </style:style>
    <style:style style:name="T9" style:family="text">
      <style:text-properties fo:color="#6272a4" loext:opacity="100%" style:font-name="Consolas" fo:font-size="10.5pt" fo:font-weight="bold" fo:background-color="#ffffff" loext:char-shading-value="0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ff79c6" loext:opacity="100%" style:font-name="Consolas" fo:font-size="10.5pt" fo:font-weight="normal"/>
    </style:style>
    <style:style style:name="T12" style:family="text">
      <style:text-properties fo:color="#ff79c6" loext:opacity="100%" style:font-name="Consolas" fo:font-size="10.5pt" fo:font-weight="bold"/>
    </style:style>
    <style:style style:name="T13" style:family="text">
      <style:text-properties fo:color="#bd93f9" loext:opacity="100%" style:font-name="Consolas" fo:font-size="10.5pt" fo:font-weight="normal"/>
    </style:style>
    <style:style style:name="T14" style:family="text">
      <style:text-properties fo:color="#8be9fd" loext:opacity="100%" style:font-name="Consolas" fo:font-size="10.5pt" fo:font-style="italic" fo:font-weight="normal"/>
    </style:style>
    <style:style style:name="T15" style:family="text">
      <style:text-properties fo:color="#50fa7b" loext:opacity="100%" style:font-name="Consolas" fo:font-size="10.5pt" fo:font-weight="normal"/>
    </style:style>
    <style:style style:name="T16" style:family="text">
      <style:text-properties fo:color="#ffb86c" loext:opacity="100%" style:font-name="Consolas" fo:font-size="10.5pt" fo:font-style="italic" fo:font-weight="normal"/>
    </style:style>
    <style:style style:name="T17" style:family="text">
      <style:text-properties fo:color="#e9f284" loext:opacity="100%" style:font-name="Consolas" fo:font-size="10.5pt" fo:font-weight="normal"/>
    </style:style>
    <style:style style:name="T18" style:family="text">
      <style:text-properties fo:color="#f1fa8c" loext:opacity="100%" style:font-name="Consolas" fo:font-size="10.5pt" fo:font-weight="normal"/>
    </style:style>
    <style:style style:name="T19" style:family="text">
      <style:text-properties fo:color="#000000" loext:opacity="100%" style:font-name="Consolas" fo:font-size="10.5pt" fo:font-weight="normal" fo:background-color="#ffffff" loext:char-shading-value="0"/>
    </style:style>
    <style:style style:name="T20" style:family="text">
      <style:text-properties fo:color="#000000" loext:opacity="100%" style:font-name="Consolas" fo:font-size="10.5pt" fo:font-weight="normal" fo:background-color="#ffffff" loext:char-shading-value="0" style:font-weight-asian="normal" style:font-weight-complex="normal"/>
    </style:style>
    <style:style style:name="T21" style:family="text">
      <style:text-properties fo:color="#000000" loext:opacity="100%" style:font-name="Consolas" fo:font-size="10.5pt" fo:font-weight="bold" fo:background-color="#ffffff" loext:char-shading-value="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 <text:span text:style-name="T7">/</text:span><text:span text:style-name="T8">/</text:span><text:span text:style-name="T20"> 1 - Obtener la fecha y hora actual</text:span></text:p>
      <text:p text:style-name="P3">        <text:span text:style-name="T1">const fechaActual = </text:span><text:span text:style-name="T2">new</text:span><text:span text:style-name="T1"> </text:span><text:span text:style-name="T4">Date</text:span><text:span text:style-name="T1">()</text:span></text:p>
      <text:p text:style-name="P3">        <text:span text:style-name="T1">console.log(fechaActual)</text:span></text:p>
      <text:p text:style-name="P3"/>
      <text:p text:style-name="P3">       <text:span text:style-name="T10"> </text:span><text:span text:style-name="T3">// 2 - Mezclar dos Arrays</text:span></text:p>
      <text:p text:style-name="P3"/>
      <text:p text:style-name="P3">        <text:span text:style-name="T1">const array1 = [1,2,4,5];</text:span></text:p>
      <text:p text:style-name="P3">        <text:span text:style-name="T1">const array2 = [6,7,8,9];</text:span></text:p>
      <text:p text:style-name="P3"/>
      <text:p text:style-name="P3">        <text:span text:style-name="T1">const arrayMezclado = [...array1 , ...array2];</text:span></text:p>
      <text:p text:style-name="P3"/>
      <text:p text:style-name="P3">        <text:span text:style-name="T1">console.log(arrayMezclado)</text:span></text:p>
      <text:p text:style-name="P3"/>
      <text:p text:style-name="P3">    <text:span text:style-name="T10">    </text:span><text:span text:style-name="T3">// 3 - Borrar elementos repetidos en un array</text:span></text:p>
      <text:p text:style-name="P3"/>
      <text:p text:style-name="P3">        <text:span text:style-name="T1">const arrayElemRepe = [1,1,1,2,2,2,3,3,3]</text:span></text:p>
      <text:p text:style-name="P3">        <text:span text:style-name="T1">const arrayUnico = [...</text:span><text:span text:style-name="T2">new</text:span><text:span text:style-name="T1"> </text:span><text:span text:style-name="T4">Set</text:span><text:span text:style-name="T1">(arrayElemRepe)]</text:span></text:p>
      <text:p text:style-name="P3">        <text:span text:style-name="T1">console.log(arrayUnico)</text:span></text:p>
      <text:p text:style-name="P3"/>
      <text:p text:style-name="P3">     <text:span text:style-name="T10">   </text:span><text:span text:style-name="T3">// 4 - Generar un número aleatorio entre dos valores dados</text:span></text:p>
      <text:p text:style-name="P5"/>
      <text:p text:style-name="P3">        <text:span text:style-name="T1">function numAleatorio(</text:span><text:span text:style-name="T4">num1</text:span><text:span text:style-name="T1"> , </text:span><text:span text:style-name="T4">num2</text:span><text:span text:style-name="T1">){</text:span></text:p>
      <text:p text:style-name="P3">        <text:span text:style-name="T4">num1</text:span><text:span text:style-name="T1">= 1 </text:span></text:p>
      <text:p text:style-name="P3">        <text:span text:style-name="T4">num2</text:span><text:span text:style-name="T1">= 7</text:span></text:p>
      <text:p text:style-name="P3">        <text:span text:style-name="T1">return Math.round(Math.random() * (</text:span><text:span text:style-name="T4">num1</text:span><text:span text:style-name="T1"> - </text:span><text:span text:style-name="T4">num2</text:span><text:span text:style-name="T1">) + </text:span><text:span text:style-name="T4">num2</text:span><text:span text:style-name="T1">);</text:span></text:p>
      <text:p text:style-name="P3">        <text:span text:style-name="T1">}</text:span></text:p>
      <text:p text:style-name="P3">        <text:span text:style-name="T1">console.log("Numero Aleatorio : " +numAleatorio())</text:span></text:p>
      <text:p text:style-name="P3"/>
      <text:p text:style-name="P3">     <text:span text:style-name="T10">   </text:span><text:span text:style-name="T3">// 5 - Generar una cadena alfanumérica aleatoria</text:span></text:p>
      <text:p text:style-name="P3">        </text:p>
      <text:p text:style-name="P3">        <text:span text:style-name="T1">function cadenaAlfanuméricaAleatoria() {</text:span></text:p>
      <text:p text:style-name="P3">        <text:span text:style-name="T1">let cadena =  Math.random().toString(36);</text:span></text:p>
      <text:p text:style-name="P3">        <text:span text:style-name="T1">return cadena;</text:span></text:p>
      <text:p text:style-name="P3">        <text:span text:style-name="T1">}</text:span></text:p>
      <text:p text:style-name="P3">        <text:span text:style-name="T1">console.log(cadenaAlfanuméricaAleatoria());</text:span></text:p>
      <text:p text:style-name="P3">        </text:p>
      <text:p text:style-name="P3">       <text:span text:style-name="T10"> </text:span><text:span text:style-name="T3">// 6 - Convertir un objeto en un array</text:span></text:p>
      <text:p text:style-name="P3"/>
      <text:p text:style-name="P3">        <text:span text:style-name="T1">const usuarios1 = [</text:span></text:p>
      <text:p text:style-name="P3">        <text:span text:style-name="T1">{ id: 1, nombre: "Juan", edad: 25 },</text:span></text:p>
      <text:p text:style-name="P3">        <text:span text:style-name="T1">{ id: 2, nombre: "María", edad: 30 },</text:span></text:p>
      <text:p text:style-name="P3">        <text:span text:style-name="T1">];</text:span></text:p>
      <text:p text:style-name="P3"/>
      <text:p text:style-name="P3">        <text:span text:style-name="T1">const arrayUsuarios = </text:span><text:span text:style-name="T4">Object</text:span><text:span text:style-name="T1">.entries(usuarios1)</text:span></text:p>
      <text:p text:style-name="P3">        <text:span text:style-name="T1">console.log(arrayUsuarios)</text:span></text:p>
      <text:p text:style-name="P3">        </text:p>
      <text:p text:style-name="P3">    <text:span text:style-name="T10">    </text:span><text:span text:style-name="T3">// 7 - Copiar texto al portapapeles</text:span></text:p>
      <text:p text:style-name="P3">        </text:p>
      <text:p text:style-name="P3"/>
      <text:p text:style-name="P3">            </text:p>
      <text:p text:style-name="P4"/>
      <text:p text:style-name="P3"><text:soft-page-break/>       <text:span text:style-name="T10"> </text:span><text:span text:style-name="T3">// 8 - Comprobar si una propiedad existe IN un objeto</text:span></text:p>
      <text:p text:style-name="P3"/>
      <text:p text:style-name="P3">        <text:span text:style-name="T1">const usuarios2 = { id: 3, nombre: "Pedro", edad: 20 }</text:span></text:p>
      <text:p text:style-name="P3">        <text:span text:style-name="T1">console.log('nombre' in usuarios2)</text:span></text:p>
      <text:p text:style-name="P3">        </text:p>
      <text:p text:style-name="P3">      <text:span text:style-name="T10">  </text:span><text:span text:style-name="T3">// 9 - Ordenar un Array en orden ascendente</text:span></text:p>
      <text:p text:style-name="P3"/>
      <text:p text:style-name="P3">        <text:span text:style-name="T1">const miArray = [5,8,3,4,9,2,1];</text:span></text:p>
      <text:p text:style-name="P3">        <text:span text:style-name="T1">console.log("Array ordenado de forma ascendente " + miArray.sort())</text:span></text:p>
      <text:p text:style-name="P3"/>
      <text:p text:style-name="P3">     <text:span text:style-name="T10">   </text:span><text:span text:style-name="T3">// 10 - Obtener la longitud de un objeto</text:span></text:p>
      <text:p text:style-name="P3"/>
      <text:p text:style-name="P3">        <text:span text:style-name="T1">const usuarios3 = [</text:span></text:p>
      <text:p text:style-name="P3">        <text:span text:style-name="T1">{ id: 1, nombre: "Juan", edad: 25 },</text:span></text:p>
      <text:p text:style-name="P3">        <text:span text:style-name="T1">{ id: 2, nombre: "María", edad: 30 },</text:span></text:p>
      <text:p text:style-name="P3">        <text:span text:style-name="T1">{ id: 3, nombre: "Pedro", edad: 20 },</text:span></text:p>
      <text:p text:style-name="P3">        <text:span text:style-name="T1">{ id: 4, nombre: "Ana", edad: 35 },</text:span></text:p>
      <text:p text:style-name="P3">        </text:p>
      <text:p text:style-name="P3">        <text:span text:style-name="T1">];</text:span></text:p>
      <text:p text:style-name="P3"/>
      <text:p text:style-name="P3">        <text:span text:style-name="T1">console.log("Longitud del array : "+ usuarios3.length)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11:57:27.961000000</meta:creation-date>
    <dc:date>2023-12-15T11:58:34.260000000</dc:date>
    <meta:editing-duration>PT1M6S</meta:editing-duration>
    <meta:editing-cycles>1</meta:editing-cycles>
    <meta:document-statistic meta:table-count="0" meta:image-count="0" meta:object-count="0" meta:page-count="2" meta:paragraph-count="54" meta:word-count="247" meta:character-count="2007" meta:non-whitespace-character-count="1376"/>
    <meta:generator>LibreOffice/7.5.4.2$Windows_X86_64 LibreOffice_project/36ccfdc35048b057fd9854c757a8b67ec53977b6</meta:generator>
  </office:meta>
</office:document-meta>
</file>